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3.3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دسته اصلی</text:p>
          </table:table-cell>
          <table:table-cell office:value-type="string" calcext:value-type="string">
            <text:p>زیردست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arts_media" =1</text:p>
          </table:table-cell>
          <table:table-cell office:value-type="string" calcext:value-type="string">
            <text:p>arts_media,cinema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s_media,radio-tv,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s_media,music,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s_media,media,2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"culture"=2</text:p>
          </table:table-cell>
          <table:table-cell office:value-type="string" calcext:value-type="string">
            <text:p>others_culture,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lture,thought,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lture,quran,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lture,mosque,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lture,history,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lture,hajj-pilgrimage-waqf,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lture,general-culture,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lture,book,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"economy"=3</text:p>
          </table:table-cell>
          <table:table-cell office:value-type="string" calcext:value-type="string">
            <text:p>economy,business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onomy,stock,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onomy,macroeconomics,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onomy,energy,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onomy,civil,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onomy,banking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onomy,agriculture,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onomy,world-economy,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onomy,economic-warfare,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onomy,occupation,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onomy,companies-news,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"politics"=4</text:p>
          </table:table-cell>
          <table:table-cell office:value-type="string" calcext:value-type="string">
            <text:p>politics,parliament,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tics,government,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tics,academic-formations,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tics,others_politics,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ties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fense,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adership,4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"scientific_academic"=5</text:p>
          </table:table-cell>
          <table:table-cell office:value-type="string" calcext:value-type="string">
            <text:p>scientific_academic,research,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ientific_academic,knowledge,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ientific_academic,iran-science,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ientific_academic,education,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ientific_academic,others_scientific_academic,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ientific_academic,world-science,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ientific_academic,it,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ientific_academic,culture,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"sports"=6</text:p>
          </table:table-cell>
          <table:table-cell office:value-type="string" calcext:value-type="string">
            <text:p>sports,football-iran,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orts,football-world,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orts,martial-arts,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orts,ballgames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orts,others_sports,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orts,women,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orts,world,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orts,wrestling-powerlifting,4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cial=7</text:p>
          </table:table-cell>
          <table:table-cell office:value-type="string" calcext:value-type="string">
            <text:p>Welfare_social_harms,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lth,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ciplinary_incidents,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vic,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gal and judicial,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ucation,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ocialـresponsibilities,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thers,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vironment_Tourism,5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omenـyouth,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avankhahـgroups,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0:04:48.033340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6:13:08.059509849</meta:creation-date>
    <dc:date>2020-12-13T14:42:02.501463832</dc:date>
    <meta:editing-duration>PT6H58M7S</meta:editing-duration>
    <meta:editing-cycles>6</meta:editing-cycles>
    <meta:generator>LibreOffice/6.4.6.2$Linux_X86_64 LibreOffice_project/40$Build-2</meta:generator>
    <meta:document-statistic meta:table-count="1" meta:cell-count="66" meta:object-count="0"/>
  </office:meta>
</office:document-meta>
</file>